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headline">
      <style:graphic-properties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1.25cm" svg:x="18.5cm" svg:y="8.75cm">
          <text:p text:style-name="P1">模糊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具體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步驟" draw:layer="layout" svg:width="13.25cm" svg:height="1.5cm" svg:x="1cm" svg:y="6.75cm">
          <text:p>作業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文件" draw:layer="layout" svg:width="3.25cm" svg:height="2.25cm" svg:x="7.5cm" svg:y="10.75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cm" svg:height="2.25cm" svg:x="3.25cm" svg:y="10.7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文件順序區塊" draw:layer="layout" svg:width="0.75cm" svg:height="0.75cm" svg:x="6.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階段" draw:layer="layout" svg:width="12.75cm" svg:height="1cm" svg:x="3.5cm" svg:y="1cm">
          <text:p>Stage 1 產業→市場</text:p>
          <draw:enhanced-geometry svg:viewBox="0 0 21600 21600" draw:type="rectangle" draw:enhanced-path="M 0 0 L 21600 0 21600 21600 0 21600 0 0 Z N"/>
        </draw:custom-shape>
        <draw:custom-shape draw:style-name="文件" draw:layer="layout" svg:width="2.5cm" svg:height="3cm" svg:x="15.25cm" svg:y="10.75cm">
          <text:p>企劃地圖</text:p>
          <text:p>Page 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gon draw:style-name="文件" draw:layer="layout" svg:width="2.249cm" svg:height="1.249cm" svg:x="22.75cm" svg:y="10.75cm" svg:viewBox="0 0 2250 1250" draw:points="225,417 225,833 225,1042 0,1042 0,1250 2250,1250 2250,1042 2025,1042 2025,833 2025,417 1800,0 450,0">
          <text:p>藍色</text:p>
          <text:p>思考帽</text:p>
        </draw:polygon>
        <draw:custom-shape draw:style-name="文件順序區塊" draw:layer="layout" svg:width="0.75cm" svg:height="0.75cm" svg:x="24cm" svg:y="10cm">
          <text:p>x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8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文件" draw:layer="layout" svg:width="2.249cm" svg:height="1.249cm" svg:x="22.75cm" svg:y="13.25cm" svg:viewBox="0 0 2250 1250" draw:points="225,417 225,833 225,1042 0,1042 0,1250 2250,1250 2250,1042 2025,1042 2025,833 2025,417 1800,0 450,0">
          <text:p>紅色</text:p>
          <text:p>思考帽</text:p>
        </draw:polygon>
        <draw:custom-shape draw:style-name="文件順序區塊" draw:layer="layout" svg:width="0.75cm" svg:height="0.75cm" svg:x="24cm" svg:y="12.5cm">
          <text:p>x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文件" draw:layer="layout" svg:width="2.249cm" svg:height="1.249cm" svg:x="22.75cm" svg:y="14.5cm" svg:viewBox="0 0 2250 1250" draw:points="225,417 225,833 225,1042 0,1042 0,1250 2250,1250 2250,1042 2025,1042 2025,833 2025,417 1800,0 450,0">
          <text:p>白色</text:p>
          <text:p>思考帽</text:p>
        </draw:polygon>
        <draw:polygon draw:style-name="文件" draw:layer="layout" svg:width="2.249cm" svg:height="1.249cm" svg:x="22.75cm" svg:y="15.75cm" svg:viewBox="0 0 2250 1250" draw:points="225,417 225,833 225,1042 0,1042 0,1250 2250,1250 2250,1042 2025,1042 2025,833 2025,417 1800,0 450,0">
          <text:p>黃色</text:p>
          <text:p>思考帽</text:p>
        </draw:polygon>
        <draw:polygon draw:style-name="文件" draw:layer="layout" svg:width="2.249cm" svg:height="1.249cm" svg:x="22.75cm" svg:y="17cm" svg:viewBox="0 0 2250 1250" draw:points="225,417 225,833 225,1042 0,1042 0,1250 2250,1250 2250,1042 2025,1042 2025,833 2025,417 1800,0 450,0">
          <text:p>黑色</text:p>
          <text:p>思考帽</text:p>
        </draw:polygon>
        <draw:polygon draw:style-name="文件" draw:layer="layout" svg:width="2.249cm" svg:height="1.249cm" svg:x="22.75cm" svg:y="18.25cm" svg:viewBox="0 0 2250 1250" draw:points="225,417 225,833 225,1042 0,1042 0,1250 2250,1250 2250,1042 2025,1042 2025,833 2025,417 1800,0 450,0">
          <text:p>綠色</text:p>
          <text:p>思考帽</text:p>
        </draw:polygon>
        <draw:custom-shape draw:style-name="文件" draw:layer="layout" svg:width="2.5cm" svg:height="1.25cm" svg:x="19cm" svg:y="10.75cm">
          <text:p>強制</text:p>
          <text:p>聯想卡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2.25cm">
          <text:p>隨機詞</text:p>
          <text:p>聯想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3.75cm">
          <text:p>6-3-5</text:p>
          <text:p>腦力激盪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5.25cm">
          <text:p>反轉</text:p>
          <text:p>思考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6.75cm">
          <text:p>Scamper</text:p>
          <text:p>查檢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21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腦部運動" draw:layer="layout" svg:width="2.5cm" svg:height="1cm" svg:x="5.25cm" svg:y="7cm">
          <text:p>資料收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4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3.25cm" svg:height="1cm" svg:x="8.5cm" svg:y="7cm">
          <text:p>個人自由聯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1.71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5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1.298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18.2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17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18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20.75cm" svg:y="7cm">
          <text:p>產業界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整體進度區塊" draw:layer="layout" svg:width="3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1.5cm" svg:height="0.5cm" svg:x="2.25cm" svg:y="17cm">
          <text:p>市場調查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整體進度區塊" draw:layer="layout" svg:width="0.5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文件" draw:layer="layout" svg:width="2.25cm" svg:height="1.25cm" svg:x="26.2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6.2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腦部運動" draw:layer="layout" svg:width="2.5cm" svg:height="1cm" svg:x="26cm" svg:y="7cm">
          <text:p>主題草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順序區塊" draw:layer="layout" svg:width="0.75cm" svg:height="0.75cm" svg:x="25.2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" draw:layer="layout" svg:width="13.25cm" svg:height="1.5cm" svg:x="1cm" svg:y="6.75cm">
          <text:p>作業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文件" draw:layer="layout" svg:width="3.25cm" svg:height="2.25cm" svg:x="5.25cm" svg:y="10.75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cm" svg:height="2.25cm" svg:x="1cm" svg:y="10.7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文件順序區塊" draw:layer="layout" svg:width="0.75cm" svg:height="0.75cm" svg:x="4.2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階段" draw:layer="layout" svg:width="12.75cm" svg:height="1cm" svg:x="3.5cm" svg:y="1cm">
          <text:p>Stage 2 市場→策略</text:p>
          <draw:enhanced-geometry svg:viewBox="0 0 21600 21600" draw:type="rectangle" draw:enhanced-path="M 0 0 L 21600 0 21600 21600 0 21600 0 0 Z N"/>
        </draw:custom-shape>
        <draw:custom-shape draw:style-name="腦部運動" draw:layer="layout" svg:width="2.5cm" svg:height="1cm" svg:x="6.75cm" svg:y="7cm">
          <text:p>資料補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6.2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12cm" svg:height="1cm" svg:x="9.25cm" svg:y="7cm">
          <text:p>個人發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1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6.7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1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18.2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17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18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4.24cm" svg:y="7cm">
          <text:p>會議整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75cm" svg:height="0.75cm" svg:x="3.75cm" svg:y="7.01cm">
          <text:p/>
          <draw:enhanced-geometry svg:viewBox="0 0 21600 21600" draw:mirror-horizontal="false" draw:mirror-vertical="false" draw:text-areas="0 0 21600 21600" draw:type="circular-arrow" draw:modifiers="86.0562113312758 22.1051433036022 5541.266314291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腦部運動" draw:layer="layout" svg:width="2.5cm" svg:height="1cm" svg:x="20.75cm" svg:y="7cm">
          <text:p>市場界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整體進度區塊" draw:layer="layout" svg:width="4.5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3cm" svg:height="0.5cm" svg:x="2.25cm" svg:y="17cm">
          <text:p>市場調查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1.5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5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文件" draw:layer="layout" svg:width="3.25cm" svg:height="2.25cm" svg:x="9.75cm" svg:y="10.75cm">
          <text:p>企劃筆記</text:p>
          <text:p>Page B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8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1.25cm" svg:x="18.5cm" svg:y="8.75cm">
          <text:p text:style-name="P1">模糊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具體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文件" draw:layer="layout" svg:width="2.5cm" svg:height="3cm" svg:x="15.25cm" svg:y="10.75cm">
          <text:p>企劃地圖</text:p>
          <text:p>Page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gon draw:style-name="文件" draw:layer="layout" svg:width="2.249cm" svg:height="1.249cm" svg:x="22.75cm" svg:y="10.75cm" svg:viewBox="0 0 2250 1250" draw:points="225,417 225,833 225,1042 0,1042 0,1250 2250,1250 2250,1042 2025,1042 2025,833 2025,417 1800,0 450,0">
          <text:p>藍色</text:p>
          <text:p>思考帽</text:p>
        </draw:polygon>
        <draw:custom-shape draw:style-name="文件順序區塊" draw:layer="layout" svg:width="0.75cm" svg:height="0.75cm" svg:x="24cm" svg:y="10cm">
          <text:p>x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8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文件" draw:layer="layout" svg:width="2.249cm" svg:height="1.249cm" svg:x="22.75cm" svg:y="13.25cm" svg:viewBox="0 0 2250 1250" draw:points="225,417 225,833 225,1042 0,1042 0,1250 2250,1250 2250,1042 2025,1042 2025,833 2025,417 1800,0 450,0">
          <text:p>紅色</text:p>
          <text:p>思考帽</text:p>
        </draw:polygon>
        <draw:custom-shape draw:style-name="文件順序區塊" draw:layer="layout" svg:width="0.75cm" svg:height="0.75cm" svg:x="24cm" svg:y="12.5cm">
          <text:p>x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文件" draw:layer="layout" svg:width="2.249cm" svg:height="1.249cm" svg:x="22.75cm" svg:y="14.5cm" svg:viewBox="0 0 2250 1250" draw:points="225,417 225,833 225,1042 0,1042 0,1250 2250,1250 2250,1042 2025,1042 2025,833 2025,417 1800,0 450,0">
          <text:p>白色</text:p>
          <text:p>思考帽</text:p>
        </draw:polygon>
        <draw:polygon draw:style-name="文件" draw:layer="layout" svg:width="2.249cm" svg:height="1.249cm" svg:x="22.75cm" svg:y="15.75cm" svg:viewBox="0 0 2250 1250" draw:points="225,417 225,833 225,1042 0,1042 0,1250 2250,1250 2250,1042 2025,1042 2025,833 2025,417 1800,0 450,0">
          <text:p>黃色</text:p>
          <text:p>思考帽</text:p>
        </draw:polygon>
        <draw:polygon draw:style-name="文件" draw:layer="layout" svg:width="2.249cm" svg:height="1.249cm" svg:x="22.75cm" svg:y="17cm" svg:viewBox="0 0 2250 1250" draw:points="225,417 225,833 225,1042 0,1042 0,1250 2250,1250 2250,1042 2025,1042 2025,833 2025,417 1800,0 450,0">
          <text:p>黑色</text:p>
          <text:p>思考帽</text:p>
        </draw:polygon>
        <draw:polygon draw:style-name="文件" draw:layer="layout" svg:width="2.249cm" svg:height="1.249cm" svg:x="22.75cm" svg:y="18.25cm" svg:viewBox="0 0 2250 1250" draw:points="225,417 225,833 225,1042 0,1042 0,1250 2250,1250 2250,1042 2025,1042 2025,833 2025,417 1800,0 450,0">
          <text:p>綠色</text:p>
          <text:p>思考帽</text:p>
        </draw:polygon>
        <draw:custom-shape draw:style-name="文件" draw:layer="layout" svg:width="2.5cm" svg:height="1.25cm" svg:x="19cm" svg:y="12.25cm">
          <text:p>隨機詞</text:p>
          <text:p>聯想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3.75cm">
          <text:p>6-3-5</text:p>
          <text:p>腦力激盪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5.25cm">
          <text:p>反轉</text:p>
          <text:p>思考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6.75cm">
          <text:p>Scamper</text:p>
          <text:p>查檢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21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2.25cm" svg:height="1.25cm" svg:x="26.2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6.2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順序區塊" draw:layer="layout" svg:width="0.75cm" svg:height="0.75cm" svg:x="25.2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腦部運動" draw:layer="layout" svg:width="2.5cm" svg:height="1cm" svg:x="26cm" svg:y="7cm">
          <text:p>策略草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" draw:layer="layout" svg:width="13.25cm" svg:height="1.5cm" svg:x="1cm" svg:y="6.75cm">
          <text:p>作業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階段" draw:layer="layout" svg:width="12.75cm" svg:height="1cm" svg:x="3.5cm" svg:y="1cm">
          <text:p>Stage 3 策略→執行</text:p>
          <draw:enhanced-geometry svg:viewBox="0 0 21600 21600" draw:type="rectangle" draw:enhanced-path="M 0 0 L 21600 0 21600 21600 0 21600 0 0 Z N"/>
        </draw:custom-shape>
        <draw:custom-shape draw:style-name="腦部運動" draw:layer="layout" svg:width="2.5cm" svg:height="1cm" svg:x="18.2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17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18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20.75cm" svg:y="7cm">
          <text:p>策略選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整體進度區塊" draw:layer="layout" svg:width="4.5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cm">
          <text:p>市場調查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3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1.5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5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文件" draw:layer="layout" svg:width="3.25cm" svg:height="2.25cm" svg:x="2cm" svg:y="12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cm" svg:height="2.25cm" svg:x="2cm" svg:y="9.2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文件" draw:layer="layout" svg:width="3.25cm" svg:height="2.25cm" svg:x="6.5cm" svg:y="12cm">
          <text:p>企劃筆記</text:p>
          <text:p>Page B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5.5cm" svg:y="12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2.25cm" svg:x="11cm" svg:y="12cm">
          <text:p>企劃筆記</text:p>
          <text:p>Page C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10cm" svg:y="12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腦部運動" draw:layer="layout" svg:width="2.5cm" svg:height="1cm" svg:x="26cm" svg:y="7cm">
          <text:p>方案草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1.25cm" svg:x="18.5cm" svg:y="8.75cm">
          <text:p text:style-name="P1">模糊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具體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文件" draw:layer="layout" svg:width="2.5cm" svg:height="3cm" svg:x="15.25cm" svg:y="10.75cm">
          <text:p>企劃地圖</text:p>
          <text:p>Page 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gon draw:style-name="文件" draw:layer="layout" svg:width="2.249cm" svg:height="1.249cm" svg:x="22.75cm" svg:y="10.75cm" svg:viewBox="0 0 2250 1250" draw:points="225,417 225,833 225,1042 0,1042 0,1250 2250,1250 2250,1042 2025,1042 2025,833 2025,417 1800,0 450,0">
          <text:p>藍色</text:p>
          <text:p>思考帽</text:p>
        </draw:polygon>
        <draw:custom-shape draw:style-name="文件順序區塊" draw:layer="layout" svg:width="0.75cm" svg:height="0.75cm" svg:x="24cm" svg:y="10cm">
          <text:p>x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8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文件" draw:layer="layout" svg:width="2.249cm" svg:height="1.249cm" svg:x="22.75cm" svg:y="13.25cm" svg:viewBox="0 0 2250 1250" draw:points="225,417 225,833 225,1042 0,1042 0,1250 2250,1250 2250,1042 2025,1042 2025,833 2025,417 1800,0 450,0">
          <text:p>紅色</text:p>
          <text:p>思考帽</text:p>
        </draw:polygon>
        <draw:custom-shape draw:style-name="文件順序區塊" draw:layer="layout" svg:width="0.75cm" svg:height="0.75cm" svg:x="24cm" svg:y="12.5cm">
          <text:p>x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文件" draw:layer="layout" svg:width="2.249cm" svg:height="1.249cm" svg:x="22.75cm" svg:y="14.5cm" svg:viewBox="0 0 2250 1250" draw:points="225,417 225,833 225,1042 0,1042 0,1250 2250,1250 2250,1042 2025,1042 2025,833 2025,417 1800,0 450,0">
          <text:p>白色</text:p>
          <text:p>思考帽</text:p>
        </draw:polygon>
        <draw:polygon draw:style-name="文件" draw:layer="layout" svg:width="2.249cm" svg:height="1.249cm" svg:x="22.75cm" svg:y="15.75cm" svg:viewBox="0 0 2250 1250" draw:points="225,417 225,833 225,1042 0,1042 0,1250 2250,1250 2250,1042 2025,1042 2025,833 2025,417 1800,0 450,0">
          <text:p>黃色</text:p>
          <text:p>思考帽</text:p>
        </draw:polygon>
        <draw:polygon draw:style-name="文件" draw:layer="layout" svg:width="2.249cm" svg:height="1.249cm" svg:x="22.75cm" svg:y="17cm" svg:viewBox="0 0 2250 1250" draw:points="225,417 225,833 225,1042 0,1042 0,1250 2250,1250 2250,1042 2025,1042 2025,833 2025,417 1800,0 450,0">
          <text:p>黑色</text:p>
          <text:p>思考帽</text:p>
        </draw:polygon>
        <draw:polygon draw:style-name="文件" draw:layer="layout" svg:width="2.249cm" svg:height="1.249cm" svg:x="22.75cm" svg:y="18.25cm" svg:viewBox="0 0 2250 1250" draw:points="225,417 225,833 225,1042 0,1042 0,1250 2250,1250 2250,1042 2025,1042 2025,833 2025,417 1800,0 450,0">
          <text:p>綠色</text:p>
          <text:p>思考帽</text:p>
        </draw:polygon>
        <draw:custom-shape draw:style-name="文件" draw:layer="layout" svg:width="2.5cm" svg:height="1.25cm" svg:x="19cm" svg:y="13.75cm">
          <text:p>6-3-5</text:p>
          <text:p>腦力激盪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5.25cm">
          <text:p>反轉</text:p>
          <text:p>思考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2.5cm" svg:height="1.25cm" svg:x="19cm" svg:y="16.75cm">
          <text:p>Scamper</text:p>
          <text:p>查檢表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21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2.25cm" svg:height="1.25cm" svg:x="26.2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6.2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順序區塊" draw:layer="layout" svg:width="0.75cm" svg:height="0.75cm" svg:x="25.2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腦部運動" draw:layer="layout" svg:width="2.5cm" svg:height="1cm" svg:x="6.75cm" svg:y="7cm">
          <text:p>資料補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6.2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12cm" svg:height="1cm" svg:x="9.25cm" svg:y="7cm">
          <text:p>個人發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1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6.7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1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4.24cm" svg:y="7cm">
          <text:p>會議整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75cm" svg:height="0.75cm" svg:x="3.75cm" svg:y="7.01cm">
          <text:p/>
          <draw:enhanced-geometry svg:viewBox="0 0 21600 21600" draw:mirror-horizontal="false" draw:mirror-vertical="false" draw:text-areas="0 0 21600 21600" draw:type="circular-arrow" draw:modifiers="86.0562113312758 22.1051433036022 5541.266314291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文件順序區塊" draw:layer="layout" svg:width="0.75cm" svg:height="0.75cm" svg:x="1cm" svg:y="12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" draw:layer="layout" svg:width="13.25cm" svg:height="1.5cm" svg:x="1cm" svg:y="6.75cm">
          <text:p>作業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階段" draw:layer="layout" svg:width="12.75cm" svg:height="1cm" svg:x="3.5cm" svg:y="1cm">
          <text:p>Stage 4 執行→管理</text:p>
          <draw:enhanced-geometry svg:viewBox="0 0 21600 21600" draw:type="rectangle" draw:enhanced-path="M 0 0 L 21600 0 21600 21600 0 21600 0 0 Z N"/>
        </draw:custom-shape>
        <draw:custom-shape draw:style-name="文件" draw:layer="layout" svg:width="2.5cm" svg:height="3cm" svg:x="18cm" svg:y="10.75cm">
          <text:p>企劃地圖</text:p>
          <text:p>Page 4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整體進度區塊" draw:layer="layout" svg:width="4.5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cm">
          <text:p>市場調查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3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1.5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腦部運動" draw:layer="layout" svg:width="2.5cm" svg:height="1cm" svg:x="18.2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17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18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20.75cm" svg:y="7cm">
          <text:p>方案確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2.5cm" svg:height="1cm" svg:x="26cm" svg:y="7cm">
          <text:p>工作草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2.25cm" svg:height="1.25cm" svg:x="21.7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1.7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順序區塊" draw:layer="layout" svg:width="0.75cm" svg:height="0.75cm" svg:x="20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cm" svg:height="2.25cm" svg:x="2cm" svg:y="8.7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腦部運動" draw:layer="layout" svg:width="2.5cm" svg:height="1cm" svg:x="9cm" svg:y="7cm">
          <text:p>資料補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8.54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12cm" svg:height="1cm" svg:x="11.5cm" svg:y="7cm">
          <text:p>個人發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4.17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8.96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3.76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3.99cm" svg:y="7cm">
          <text:p>會議整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75cm" svg:height="0.75cm" svg:x="3.5cm" svg:y="7.01cm">
          <text:p/>
          <draw:enhanced-geometry svg:viewBox="0 0 21600 21600" draw:mirror-horizontal="false" draw:mirror-vertical="false" draw:text-areas="0 0 21600 21600" draw:type="circular-arrow" draw:modifiers="86.0562113312758 22.1051433036022 5541.266314291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文件" draw:layer="layout" svg:width="3.25cm" svg:height="2cm" svg:x="2cm" svg:y="13.75cm">
          <text:p>計劃書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文件順序區塊" draw:layer="layout" svg:width="0.75cm" svg:height="0.75cm" svg:x="1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腦部運動" draw:layer="layout" svg:width="2.5cm" svg:height="1cm" svg:x="6.5cm" svg:y="7cm">
          <text:p>書面製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3.25cm" svg:height="2.25cm" svg:x="2cm" svg:y="11.25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.25cm" svg:height="2.25cm" svg:x="6.5cm" svg:y="11.25cm">
          <text:p>企劃筆記</text:p>
          <text:p>Page B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5.5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2.25cm" svg:x="11cm" svg:y="11.25cm">
          <text:p>企劃筆記</text:p>
          <text:p>Page C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10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" draw:layer="layout" svg:width="13.25cm" svg:height="1.5cm" svg:x="1cm" svg:y="6.75cm">
          <text:p>作業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階段" draw:layer="layout" svg:width="12.75cm" svg:height="1cm" svg:x="3.5cm" svg:y="1cm">
          <text:p>Stage 5 管理→其他</text:p>
          <draw:enhanced-geometry svg:viewBox="0 0 21600 21600" draw:type="rectangle" draw:enhanced-path="M 0 0 L 21600 0 21600 21600 0 21600 0 0 Z N"/>
        </draw:custom-shape>
        <draw:custom-shape draw:style-name="文件" draw:layer="layout" svg:width="2.5cm" svg:height="3cm" svg:x="18cm" svg:y="10.75cm">
          <text:p>企劃地圖</text:p>
          <text:p>Page 5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整體進度區塊" draw:layer="layout" svg:width="4.5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cm">
          <text:p>市場調查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3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1.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0.2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腦部運動" draw:layer="layout" svg:width="2.5cm" svg:height="1cm" svg:x="18.2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17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18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20.75cm" svg:y="7cm">
          <text:p>細節確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2.5cm" svg:height="1cm" svg:x="26cm" svg:y="7cm">
          <text:p>風險效益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2.25cm" svg:height="1.25cm" svg:x="21.7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1.7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順序區塊" draw:layer="layout" svg:width="0.75cm" svg:height="0.75cm" svg:x="20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cm" svg:height="2.25cm" svg:x="2cm" svg:y="8.7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文件" draw:layer="layout" svg:width="3.25cm" svg:height="2cm" svg:x="2cm" svg:y="13.75cm">
          <text:p>計劃書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文件順序區塊" draw:layer="layout" svg:width="0.75cm" svg:height="0.75cm" svg:x="1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5.5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1.75cm" svg:x="6.5cm" svg:y="13.75cm">
          <text:p>專案軟體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腦部運動" draw:layer="layout" svg:width="2.5cm" svg:height="1cm" svg:x="9cm" svg:y="7cm">
          <text:p>資料補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8.54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12cm" svg:height="1cm" svg:x="11.5cm" svg:y="7cm">
          <text:p>個人發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4.17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8.96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3.76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3.99cm" svg:y="7cm">
          <text:p>會議整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75cm" svg:height="0.75cm" svg:x="3.5cm" svg:y="7.01cm">
          <text:p/>
          <draw:enhanced-geometry svg:viewBox="0 0 21600 21600" draw:mirror-horizontal="false" draw:mirror-vertical="false" draw:text-areas="0 0 21600 21600" draw:type="circular-arrow" draw:modifiers="86.0562113312758 22.1051433036022 5541.266314291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腦部運動" draw:layer="layout" svg:width="2.5cm" svg:height="1cm" svg:x="6.5cm" svg:y="7cm">
          <text:p>書面製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3.25cm" svg:height="2.25cm" svg:x="2cm" svg:y="11.25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.25cm" svg:height="2.25cm" svg:x="6.5cm" svg:y="11.25cm">
          <text:p>企劃筆記</text:p>
          <text:p>Page B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5.5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2.25cm" svg:x="11cm" svg:y="11.25cm">
          <text:p>企劃筆記</text:p>
          <text:p>Page C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10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" draw:layer="layout" svg:width="13.25cm" svg:height="1.5cm" svg:x="1cm" svg:y="6.75cm">
          <text:p>作業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階段" draw:layer="layout" svg:width="12.75cm" svg:height="1cm" svg:x="3.5cm" svg:y="1cm">
          <text:p>Stage 6 書面→簡報</text:p>
          <draw:enhanced-geometry svg:viewBox="0 0 21600 21600" draw:type="rectangle" draw:enhanced-path="M 0 0 L 21600 0 21600 21600 0 21600 0 0 Z N"/>
        </draw:custom-shape>
        <draw:custom-shape draw:style-name="文件" draw:layer="layout" svg:width="2.5cm" svg:height="3cm" svg:x="18cm" svg:y="10.75cm">
          <text:p>企劃地圖</text:p>
          <text:p>Page 6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整體進度區塊" draw:layer="layout" svg:width="4.5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cm">
          <text:p>市場調查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2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1.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腦部運動" draw:layer="layout" svg:width="2.5cm" svg:height="1cm" svg:x="18.2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17.7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18.2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20.75cm" svg:y="7cm">
          <text:p>計畫確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2.5cm" svg:height="1cm" svg:x="26cm" svg:y="7cm">
          <text:p>簡報靈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2.25cm" svg:height="1.25cm" svg:x="21.7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1.7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順序區塊" draw:layer="layout" svg:width="0.75cm" svg:height="0.75cm" svg:x="20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cm" svg:height="2.25cm" svg:x="2cm" svg:y="8.7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文件" draw:layer="layout" svg:width="3.25cm" svg:height="2cm" svg:x="2cm" svg:y="13.75cm">
          <text:p>計劃書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文件順序區塊" draw:layer="layout" svg:width="0.75cm" svg:height="0.75cm" svg:x="1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5.5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1.75cm" svg:x="6.5cm" svg:y="13.75cm">
          <text:p>專案軟體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腦部運動" draw:layer="layout" svg:width="2.5cm" svg:height="1cm" svg:x="9cm" svg:y="7cm">
          <text:p>資料補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8.54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12cm" svg:height="1cm" svg:x="11.5cm" svg:y="7cm">
          <text:p>個人發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4.17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8.96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3.76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3.99cm" svg:y="7cm">
          <text:p>會議整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75cm" svg:height="0.75cm" svg:x="3.5cm" svg:y="7.01cm">
          <text:p/>
          <draw:enhanced-geometry svg:viewBox="0 0 21600 21600" draw:mirror-horizontal="false" draw:mirror-vertical="false" draw:text-areas="0 0 21600 21600" draw:type="circular-arrow" draw:modifiers="86.0562113312758 22.1051433036022 5541.266314291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腦部運動" draw:layer="layout" svg:width="2.5cm" svg:height="1cm" svg:x="6.5cm" svg:y="7cm">
          <text:p>書面製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3.25cm" svg:height="2.25cm" svg:x="2cm" svg:y="11.25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.25cm" svg:height="2.25cm" svg:x="6.5cm" svg:y="11.25cm">
          <text:p>企劃筆記</text:p>
          <text:p>Page B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5.5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2.25cm" svg:x="11cm" svg:y="11.25cm">
          <text:p>企劃筆記</text:p>
          <text:p>Page C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10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ODrawTemplate">
        <draw:custom-shape draw:style-name="筆記區塊" draw:layer="layout" svg:width="13.25cm" svg:height="4.5cm" svg:x="1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區塊" draw:layer="layout" svg:width="13.25cm" svg:height="4.5cm" svg:x="15.25cm" svg:y="2.25cm">
          <text:p>M</text:p>
          <text:p>E</text:p>
          <text:p>T</text:p>
          <text:p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" draw:layer="layout" svg:width="13.25cm" svg:height="1.5cm" svg:x="1cm" svg:y="6.75cm">
          <text:p>作業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5cm" svg:height="0.5cm" svg:x="27.25cm" svg:y="1.5cm">
          <text:p text:style-name="P1">Page <text:page-number>&lt;number&gt;</text:page-number></text:p>
          <draw:enhanced-geometry svg:viewBox="0 0 21600 21600" draw:type="rectangle" draw:enhanced-path="M 0 0 L 21600 0 21600 21600 0 21600 0 0 Z N"/>
        </draw:custom-shape>
        <draw:custom-shape draw:style-name="步驟" draw:layer="layout" svg:width="13.25cm" svg:height="1.5cm" svg:x="15.25cm" svg:y="6.75cm">
          <text:p>會議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步驟順序區塊" draw:layer="layout" svg:width="1.5cm" svg:height="1.5cm" svg:x="14cm" svg:y="6.75cm">
          <text:p/>
          <draw:enhanced-geometry svg:viewBox="0 0 21600 21600" draw:text-areas="0 ?f0 ?f5 ?f2" draw:type="right-arrow" draw:modifiers="9942.6613363792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階段" draw:layer="layout" svg:width="12.75cm" svg:height="1cm" svg:x="3.5cm" svg:y="1cm">
          <text:p>Stage 7 簡報→彩排</text:p>
          <draw:enhanced-geometry svg:viewBox="0 0 21600 21600" draw:type="rectangle" draw:enhanced-path="M 0 0 L 21600 0 21600 21600 0 21600 0 0 Z N"/>
        </draw:custom-shape>
        <draw:custom-shape draw:style-name="文件" draw:layer="layout" svg:width="2.5cm" svg:height="3cm" svg:x="18cm" svg:y="10.75cm">
          <text:p>企劃地圖</text:p>
          <text:p>Fina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整體進度區塊" draw:layer="layout" svg:width="4.5cm" svg:height="0.5cm" svg:x="2.25cm" svg:y="16.5cm">
          <text:p>產業研究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cm">
          <text:p>市場調查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7.5cm">
          <text:p>策略制定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8cm">
          <text:p>執行方案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8.5cm">
          <text:p>專案細節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9cm">
          <text:p>其他評估</text:p>
          <draw:enhanced-geometry svg:viewBox="0 0 21600 21600" draw:type="rectangle" draw:enhanced-path="M 0 0 L 21600 0 21600 21600 0 21600 0 0 Z N"/>
        </draw:custom-shape>
        <draw:custom-shape draw:style-name="整體進度區塊" draw:layer="layout" svg:width="4.5cm" svg:height="0.5cm" svg:x="2.25cm" svg:y="19.5cm">
          <text:p>提案準備</text:p>
          <draw:enhanced-geometry svg:viewBox="0 0 21600 21600" draw:type="rectangle" draw:enhanced-path="M 0 0 L 21600 0 21600 21600 0 21600 0 0 Z N"/>
        </draw:custom-shape>
        <draw:custom-shape draw:style-name="腦部運動" draw:layer="layout" svg:width="2.5cm" svg:height="1cm" svg:x="20.75cm" svg:y="7cm">
          <text:p>情報交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20.29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5cm" svg:height="1cm" svg:x="23.25cm" svg:y="7cm">
          <text:p>腦力激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25.92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20.71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25.51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18.25cm" svg:y="7cm">
          <text:p>簡報演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2.5cm" svg:height="1cm" svg:x="26cm" svg:y="7cm">
          <text:p>QA模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2.25cm" svg:height="1.25cm" svg:x="21.75cm" svg:y="10.75cm">
          <text:p>空白卡片</text:p>
          <text:p>/利貼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" draw:layer="layout" svg:width="2.25cm" svg:height="1.25cm" svg:x="21.75cm" svg:y="12cm">
          <text:p>圖畫紙</text:p>
          <text:p>/壁報紙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文件順序區塊" draw:layer="layout" svg:width="0.75cm" svg:height="0.75cm" svg:x="20.75cm" svg:y="11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cm" svg:height="2.25cm" svg:x="2cm" svg:y="8.75cm">
          <text:p>資料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文件" draw:layer="layout" svg:width="3.25cm" svg:height="2cm" svg:x="2cm" svg:y="13.75cm">
          <text:p>計劃書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文件順序區塊" draw:layer="layout" svg:width="0.75cm" svg:height="0.75cm" svg:x="1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5.5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1.75cm" svg:x="6.5cm" svg:y="13.75cm">
          <text:p>專案軟體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文件順序區塊" draw:layer="layout" svg:width="0.75cm" svg:height="0.75cm" svg:x="10cm" svg:y="14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1.75cm" svg:x="11cm" svg:y="13.75cm">
          <text:p>投影片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腦部運動" draw:layer="layout" svg:width="2.5cm" svg:height="1cm" svg:x="9cm" svg:y="7cm">
          <text:p>資料補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5cm" draw:transform="rotate (0.785398163397448) translate (8.548cm 6.97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712cm" svg:height="1cm" svg:x="11.5cm" svg:y="7cm">
          <text:p>個人發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597cm" svg:height="0.763cm" draw:transform="rotate (2.35619449019234) translate (14.172cm 7.5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63cm" draw:transform="rotate (2.35619449019234) translate (8.96cm 8.462cm)">
          <text:p/>
          <draw:enhanced-geometry svg:viewBox="0 0 21600 21600" draw:mirror-horizontal="false" draw:mirror-vertical="false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0.597cm" svg:height="0.75cm" draw:transform="rotate (0.785398163397448) translate (13.76cm 7.922cm)">
          <text:p/>
          <draw:enhanced-geometry svg:viewBox="0 0 21600 21600" draw:text-areas="?f0 0 ?f2 ?f5" draw:type="down-arrow" draw:modifiers="12656.1151079137 5369.784172661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腦部運動" draw:layer="layout" svg:width="2.5cm" svg:height="1cm" svg:x="3.99cm" svg:y="7cm">
          <text:p>會議整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腦部運動" draw:layer="layout" svg:width="0.75cm" svg:height="0.75cm" svg:x="3.5cm" svg:y="7.01cm">
          <text:p/>
          <draw:enhanced-geometry svg:viewBox="0 0 21600 21600" draw:mirror-horizontal="false" draw:mirror-vertical="false" draw:text-areas="0 0 21600 21600" draw:type="circular-arrow" draw:modifiers="86.0562113312758 22.1051433036022 5541.266314291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腦部運動" draw:layer="layout" svg:width="2.5cm" svg:height="1cm" svg:x="6.5cm" svg:y="7cm">
          <text:p>簡報設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文件" draw:layer="layout" svg:width="3.25cm" svg:height="2.25cm" svg:x="2cm" svg:y="11.25cm">
          <text:p>企劃筆記</text:p>
          <text:p>Page 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" draw:layer="layout" svg:width="3.25cm" svg:height="2.25cm" svg:x="6.5cm" svg:y="11.25cm">
          <text:p>企劃筆記</text:p>
          <text:p>Page B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5.5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" draw:layer="layout" svg:width="3.25cm" svg:height="2.25cm" svg:x="11cm" svg:y="11.25cm">
          <text:p>企劃筆記</text:p>
          <text:p>Page C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文件順序區塊" draw:layer="layout" svg:width="0.75cm" svg:height="0.75cm" svg:x="10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文件順序區塊" draw:layer="layout" svg:width="0.75cm" svg:height="0.75cm" svg:x="1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表單編號" draw:layer="layout" svg:width="2cm" svg:height="1cm" svg:x="1cm" svg:y="1cm">
          <text:p>SOP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headline" draw:layer="layout" svg:width="9.75cm" svg:height="0.5cm" svg:x="18.75cm" svg:y="1cm">
          <text:p text:style-name="P1">企畫 SOP 版本 <text:date style:data-style-name="D1" text:date-value="2013-12-12">2013/12/12</text:date> CC-BY <text:author-name text:fixed="false">ETBlue </text:author-name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0" draw:display-name="Dash 10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cm" svg:stroke-color="#e6e6e6" draw:marker-start-width="0.38cm" draw:marker-start-center="false" draw:marker-end-width="0.38cm" draw:marker-end-center="false" draw:fill="solid" draw:fill-color="#ffffff" draw:fill-image-width="0cm" draw:fill-image-height="0cm" draw:textarea-horizontal-align="left" draw:textarea-vertical-align="middle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微軟正黑體" style:font-style-name="Regular" style:font-family-generic="swiss" style:font-pitch="variable" fo:font-size="18pt" fo:font-style="normal" fo:text-shadow="none" style:text-underline-style="none" fo:font-weight="normal" style:letter-kerning="true" style:font-family-asian="微軟正黑體" style:font-style-name-asian="Regular" style:font-family-generic-asian="swiss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textarea-horizontal-align="left" draw:textarea-vertical-align="middle"/>
      <style:text-properties fo:font-family="華康儷粗宋(P)" style:font-style-name="Regular" style:font-pitch="variable" fo:font-size="18pt" style:font-family-asian="華康儷粗宋(P)" style:font-style-name-asian="Regular" style:font-pitch-asian="variable"/>
    </style:style>
    <style:style style:name="title1" style:family="graphic" style:parent-style-name="standard">
      <style:graphic-properties draw:stroke="none" draw:fill="solid" draw:fill-color="#ffffff" draw:shadow="hidden" draw:shadow-offset-x="0.2cm" draw:shadow-offset-y="0.2cm" draw:shadow-color="#808080"/>
      <style:paragraph-properties fo:text-align="center"/>
      <style:text-properties fo:font-family="華康儷粗宋(P)" style:font-style-name="Regular" style:font-pitch="variable" fo:font-size="14pt" style:font-family-asian="華康儷粗宋(P)" style:font-style-name-asian="Regular" style:font-pitch-asian="variable" style:font-size-asian="14pt"/>
    </style:style>
    <style:style style:name="title2" style:family="graphic" style:parent-style-name="standard">
      <style:graphic-properties draw:stroke="none" svg:stroke-width="0.05cm" draw:fill-color="#ffffff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family="華康儷粗宋(P)" style:font-style-name="Regular" style:font-pitch="variable" fo:font-size="12pt" style:font-family-asian="華康儷粗宋(P)" style:font-style-name-asian="Regular" style:font-pitch-asian="variable" style:font-size-asian="12pt"/>
    </style:style>
    <style:style style:name="headline" style:family="graphic" style:parent-style-name="standard">
      <style:graphic-properties draw:stroke="none" draw:fill="solid" draw:textarea-horizontal-align="right"/>
      <style:paragraph-properties fo:margin-top="0.42cm" fo:margin-bottom="0.21cm" fo:text-align="end"/>
      <style:text-properties fo:font-size="10pt" style:font-size-asian="1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-pj" style:family="graphic" style:parent-style-name="standard">
      <style:graphic-properties draw:auto-grow-height="false"/>
      <style:paragraph-properties fo:text-align="center"/>
      <style:text-properties fo:font-size="16pt" style:font-size-asian="16pt"/>
    </style:style>
    <style:style style:name="步驟" style:family="graphic" style:parent-style-name="standard">
      <style:graphic-properties draw:stroke="solid" draw:stroke-dash="Dash_20_2" svg:stroke-width="0.05cm" svg:stroke-color="#e6e6e6" draw:marker-start-width="0.38cm" draw:marker-start-center="false" draw:marker-end-width="0.38cm" draw:marker-end-center="false" svg:stroke-opacity="100%" draw:stroke-linejoin="round" draw:fill="solid" draw:fill-color="#e6e6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.5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步驟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8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文件" style:family="graphic" style:parent-style-name="standard">
      <style:graphic-properties draw:stroke="solid" draw:stroke-dash="Dash_20_2" svg:stroke-width="0.05cm" svg:stroke-color="#cccccc" draw:marker-start-width="0.38cm" draw:marker-start-center="false" draw:marker-end-width="0.38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1cm" draw:shadow-offset-y="0.1cm" draw:shadow-color="#e6e6e6" draw:shadow-opacity="50%" text:animation="none" text:animation-direction="left" text:animation-start-inside="false" text:animation-stop-inside="false" text:animation-repeat="0" text:animation-delay="P0D" text:animation-steps="0cm">
        <text:list-style style:name="文件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Bold" style:font-family-generic="swiss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微軟正黑體" style:font-style-name-asian="Bold" style:font-family-generic-asian="swiss" style:font-pitch-asian="variable" style:font-size-asian="12pt" style:language-asian="zh" style:country-asian="TW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文件順序箭頭" style:family="graphic" style:parent-style-name="standard">
      <style:graphic-properties svg:stroke-width="0.3cm" draw:marker-start-width="0.76cm" draw:marker-end="Rounded_20_short_20_Arrow" draw:marker-end-width="0.68cm"/>
      <style:paragraph-properties fo:text-align="center"/>
    </style:style>
    <style:style style:name="文件順序區塊" style:family="graphic" style:parent-style-name="standard">
      <style:graphic-properties draw:stroke="solid" draw:stroke-dash="Dash_20_2" svg:stroke-width="0.05cm" svg:stroke-color="#e6e6e6" draw:marker-start-width="0.38cm" draw:marker-start-center="false" draw:marker-end-width="0.38cm" draw:marker-end-center="false" svg:stroke-opacity="100%" draw:stroke-linejoin="round" draw:fill="solid" draw:fill-color="#e6e6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文件順序區塊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2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階段" style:family="graphic" style:parent-style-name="standard">
      <style:graphic-properties draw:stroke="none" draw:textarea-horizontal-align="left" draw:textarea-vertical-align="middle" draw:auto-grow-height="false"/>
      <style:paragraph-properties fo:text-align="center"/>
      <style:text-properties fo:font-family="'Century Gothic'" style:font-style-name="Regular" style:font-family-generic="swiss" style:font-pitch="variable" fo:font-size="28pt" fo:font-weight="bold" style:font-family-asian="微軟正黑體" style:font-style-name-asian="Bold" style:font-family-generic-asian="swiss" style:font-pitch-asian="variable" style:font-size-asian="28pt" style:font-weight-asian="bold"/>
    </style:style>
    <style:style style:name="步驟順序區塊" style:family="graphic" style:parent-style-name="standard">
      <style:graphic-properties draw:stroke="solid" draw:stroke-dash="Dash_20_2" svg:stroke-width="0.05cm" svg:stroke-color="#ffffff" draw:marker-start-width="0.275cm" draw:marker-start-center="false" draw:marker-end-width="0.275cm" draw:marker-end-center="false" svg:stroke-opacity="100%" draw:stroke-linejoin="round" draw:fill="solid" draw:fill-color="#e6e6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步驟順序區塊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8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腦部運動" style:family="graphic" style:parent-style-name="standard">
      <style:graphic-properties draw:stroke="solid" draw:stroke-dash="Dash_20_2" svg:stroke-width="0.05cm" svg:stroke-color="#ffffff" draw:marker-start-width="0.38cm" draw:marker-start-center="false" draw:marker-end-width="0.38cm" draw:marker-end-center="false" svg:stroke-opacity="100%" draw:stroke-linejoin="round" draw:fill="solid" draw:fill-color="#e6e6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腦部運動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2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筆記區塊" style:family="graphic" style:parent-style-name="standard">
      <style:graphic-properties draw:stroke="dash" draw:stroke-dash="Fine_20_Dashed_20__28_var_29_" svg:stroke-width="0.05cm" svg:stroke-color="#e6e6e6" draw:marker-start-width="0.38cm" draw:marker-start-center="false" draw:marker-end-width="0.38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筆記區塊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ccccc" style:text-outline="false" style:text-line-through-style="none" style:text-position="0% 100%" fo:font-family="微軟正黑體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2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整體進度區塊" style:family="graphic" style:parent-style-name="standard">
      <style:graphic-properties draw:stroke="solid" draw:stroke-dash="Dash_20_2" svg:stroke-width="0.05cm" svg:stroke-color="#ffffff" draw:marker-start-width="0.38cm" draw:marker-start-center="false" draw:marker-end-width="0.38cm" draw:marker-end-center="false" svg:stroke-opacity="100%" draw:stroke-linejoin="round" draw:fill="solid" draw:fill-color="#e6e6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-1.2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整體進度區塊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8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表單編號" style:family="graphic" style:parent-style-name="standard">
      <style:graphic-properties draw:stroke="solid" draw:stroke-dash="Dash_20_10" svg:stroke-width="0.05cm" svg:stroke-color="#4c4c4c" draw:marker-start-width="0.275cm" draw:marker-start-center="false" draw:marker-end-width="0.27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表單編號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'Century Gothic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微軟正黑體" style:font-style-name-asian="Bold" style:font-family-generic-asian="swiss" style:font-pitch-asian="variable" style:font-size-asian="22pt" style:language-asian="zh" style:country-asian="TW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ODraw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30T22:26:58.55</meta:creation-date>
    <meta:editing-duration>PT11H36M44S</meta:editing-duration>
    <meta:editing-cycles>157</meta:editing-cycles>
    <meta:generator>LibreOffice/3.6$Windows_x86 LibreOffice_project/58f22d5-270d05a-e2abed1-ea17a85-9b5702</meta:generator>
    <meta:initial-creator>Fiona Lan</meta:initial-creator>
    <dc:date>2013-12-12T00:16:29.25</dc:date>
    <dc:creator>ETBlue </dc:creator>
    <meta:document-statistic meta:object-count="358"/>
  </office:meta>
</office:document-meta>
</file>